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 table:number-columns-repeated="2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.00.0000</text:date>, <text:time style:data-style-name="N2" text:time-value="00:32:38.71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23T00:38:08.196000000</dc:date>
    <meta:editing-duration>P7DT14H32M5S</meta:editing-duration>
    <meta:editing-cycles>3324</meta:editing-cycles>
    <meta:document-statistic meta:table-count="6" meta:cell-count="9164" meta:object-count="0"/>
    <meta:user-defined meta:name="qrichtext">1</meta:user-defined>
  </office:meta>
</office:document-meta>
</file>